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fo:font-style="italic" style:font-style-asian="italic" style:font-style-complex="italic" fo:language="none" fo:language-asian="none" fo:language-complex="none"/>
    </style:style>
    <style:style style:name="T8_3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Heading_20_2">
      <style:paragraph-properties fo:margin-top="0.527cm" fo:margin-bottom="0.527cm"/>
    </style:style>
    <style:style style:name="T1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T14_6" style:family="text">
      <style:text-properties fo:font-style="italic" style:font-style-asian="italic" style:font-style-complex="italic" fo:language="none" fo:language-asian="none" fo:language-complex="none"/>
    </style:style>
    <style:style style:name="T14_7" style:family="text"/>
    <style:style style:name="T14_8" style:family="text">
      <style:text-properties fo:language="none" fo:language-asian="none" fo:language-complex="none" fo:font-weight="bold" style:font-weight-asian="bold" style:font-weight-complex="bold"/>
    </style:style>
    <style:style style:name="T14_9" style:family="text"/>
    <style:style style:name="P15" style:family="paragraph" style:parent-style-name="Heading_20_2">
      <style:paragraph-properties fo:margin-top="0.527cm" fo:margin-bottom="0.527cm"/>
    </style:style>
    <style:style style:name="T15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fo:font-style="italic" style:font-style-asian="italic" style:font-style-complex="italic" fo:language="none" fo:language-asian="none" fo:language-complex="none"/>
    </style:style>
    <style:style style:name="T16_3" style:family="text"/>
    <style:style style:name="T16_4" style:family="text">
      <style:text-properties fo:language="none" fo:language-asian="none" fo:language-complex="none" fo:font-weight="bold" style:font-weight-asian="bold" style:font-weight-complex="bold"/>
    </style:style>
    <style:style style:name="T16_5" style:family="text"/>
    <style:style style:name="T16_6" style:family="text">
      <style:text-properties fo:language="none" fo:language-asian="none" fo:language-complex="none" fo:font-weight="bold" style:font-weight-asian="bold" style:font-weight-complex="bold"/>
    </style:style>
    <style:style style:name="T16_7" style:family="text"/>
    <style:style style:name="T16_8" style:family="text">
      <style:text-properties fo:language="none" fo:language-asian="none" fo:language-complex="none" fo:font-weight="bold" style:font-weight-asian="bold" style:font-weight-complex="bold"/>
    </style:style>
    <style:style style:name="T16_9" style:family="text"/>
    <style:style style:name="P17" style:family="paragraph" style:parent-style-name="Heading_20_3">
      <style:paragraph-properties fo:margin-top="0.496cm" fo:margin-bottom="0.496cm"/>
    </style:style>
    <style:style style:name="T1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font-style="italic" style:font-style-asian="italic" style:font-style-complex="italic" fo:language="none" fo:language-asian="none" fo:language-complex="none"/>
    </style:style>
    <style:style style:name="T20_3" style:family="text"/>
    <style:style style:name="P21" style:family="paragraph" style:parent-style-name="Heading_20_3">
      <style:paragraph-properties fo:margin-top="0.496cm" fo:margin-bottom="0.496cm"/>
    </style:style>
    <style:style style:name="T2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fo:font-style="italic" style:font-style-asian="italic" style:font-style-complex="italic" fo:language="none" fo:language-asian="none" fo:language-complex="none"/>
    </style:style>
    <style:style style:name="T22_3" style:family="text"/>
    <style:style style:name="T22_4" style:family="text">
      <style:text-properties fo:font-style="italic" style:font-style-asian="italic" style:font-style-complex="italic" fo:language="none" fo:language-asian="none" fo:language-complex="none"/>
    </style:style>
    <style:style style:name="T22_5" style:family="text"/>
    <style:style style:name="P23" style:family="paragraph" style:parent-style-name="Normal">
      <style:paragraph-properties fo:margin-top="0.423cm"/>
    </style:style>
    <style:style style:name="T23_1" style:family="text"/>
    <style:style style:name="P24" style:family="paragraph" style:parent-style-name="Normal">
      <style:paragraph-properties fo:margin-top="0.423cm"/>
    </style:style>
    <style:style style:name="T24_1" style:family="text"/>
    <style:style style:name="P25" style:family="paragraph" style:parent-style-name="Heading_20_3">
      <style:paragraph-properties fo:margin-top="0.496cm" fo:margin-bottom="0.496cm"/>
    </style:style>
    <style:style style:name="T2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6" style:family="paragraph" style:parent-style-name="Normal">
      <style:paragraph-properties fo:margin-top="0.423cm"/>
    </style:style>
    <style:style style:name="T26_1" style:family="text"/>
    <style:style style:name="T26_2" style:family="text">
      <style:text-properties fo:font-style="italic" style:font-style-asian="italic" style:font-style-complex="italic" fo:language="none" fo:language-asian="none" fo:language-complex="none"/>
    </style:style>
    <style:style style:name="T26_3" style:family="text"/>
    <style:style style:name="P27" style:family="paragraph" style:parent-style-name="Normal">
      <style:paragraph-properties fo:margin-top="0.423cm"/>
    </style:style>
    <style:style style:name="T27_1" style:family="text"/>
    <style:style style:name="T27_2" style:family="text">
      <style:text-properties fo:font-style="italic" style:font-style-asian="italic" style:font-style-complex="italic" fo:language="none" fo:language-asian="none" fo:language-complex="none"/>
    </style:style>
    <style:style style:name="T27_3" style:family="text"/>
    <style:style style:name="T27_4" style:family="text">
      <style:text-properties fo:font-style="italic" style:font-style-asian="italic" style:font-style-complex="italic" fo:language="none" fo:language-asian="none" fo:language-complex="none"/>
    </style:style>
    <style:style style:name="T27_5" style:family="text"/>
    <style:style style:name="P28" style:family="paragraph" style:parent-style-name="Normal">
      <style:paragraph-properties fo:margin-top="0.423cm"/>
    </style:style>
    <style:style style:name="T28_1" style:family="text"/>
    <style:style style:name="T28_2" style:family="text">
      <style:text-properties fo:font-style="italic" style:font-style-asian="italic" style:font-style-complex="italic" fo:language="none" fo:language-asian="none" fo:language-complex="none"/>
    </style:style>
    <style:style style:name="T28_3" style:family="text"/>
    <style:style style:name="P29" style:family="paragraph" style:parent-style-name="Normal">
      <style:paragraph-properties fo:margin-top="0.423cm"/>
    </style:style>
    <style:style style:name="T29_1" style:family="text"/>
    <style:style style:name="P30" style:family="paragraph" style:parent-style-name="Normal">
      <style:paragraph-properties fo:margin-top="0.423cm"/>
    </style:style>
    <style:style style:name="T30_1" style:family="text"/>
    <style:style style:name="P31" style:family="paragraph" style:parent-style-name="Heading_20_2">
      <style:paragraph-properties fo:margin-top="0.527cm" fo:margin-bottom="0.527cm"/>
    </style:style>
    <style:style style:name="T31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2" style:family="paragraph" style:parent-style-name="Normal">
      <style:paragraph-properties fo:margin-top="0.423cm"/>
    </style:style>
    <style:style style:name="T32_1" style:family="text"/>
    <style:style style:name="P33" style:family="paragraph" style:parent-style-name="Normal">
      <style:paragraph-properties fo:margin-top="0.423cm" fo:margin-bottom="0.423cm"/>
    </style:style>
    <style:style style:name="T33_1" style:family="text"/>
  </office:automatic-styles>
  <office:body>
    <office:text>
      <text:h text:style-name="P1" text:outline-level="1"><text:span text:style-name="T1_1">What's<text:s/>in<text:s/>Your<text:s/>Wallet?<text:s/>Understanding<text:s/>Private<text:s/>Key<text:s/>Control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8-11-29<text:s/>21:34:25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Just<text:s/>like<text:s/>your<text:s/>cash,<text:s/>cards,<text:s/>and<text:s/>ID,<text:s/>your<text:s/>cryptocurrency<text:s/>assets<text:s/>live<text:s/>in<text:s/>something<text:s/>called<text:s/>a<text:s/>"wallet".<text:s/>Most<text:s/>all<text:s/>forms<text:s/>of<text:s/>digital<text:s/>money<text:s/>implement<text:s/>this<text:s/>concept<text:s/>in<text:s/>some<text:s/>form,<text:s/>and<text:s/>understanding<text:s/>wallets<text:s/>is<text:s/>critical<text:s/>to<text:s/>safely<text:s/>storing<text:s/>and<text:s/>using<text:s/>your<text:s/>favorite<text:s/>digital<text:s/>currency.<text:s/></text:span></text:p>
      <text:p text:style-name="P8"><text:span text:style-name="T8_1">Much<text:s/>like<text:s/>your<text:s/>physical<text:s/>wallet,<text:s/>your<text:s/>Bitcoin,<text:s/>Monero,<text:s/>or<text:s/>Ethereum<text:s/>wallet<text:s/>gives<text:s/>you<text:s/></text:span><text:span text:style-name="T8_2">direct</text:span><text:span text:style-name="T8_3"><text:s/>access<text:s/>to<text:s/>the<text:s/>funds<text:s/>inside.<text:s/>A<text:s/>crypto-wallet<text:s/>isn't<text:s/>like<text:s/>a<text:s/>credit<text:s/>card<text:s/>-<text:s/>if<text:s/>a<text:s/>stranger<text:s/>gets<text:s/>a<text:s/>hold<text:s/>of<text:s/>it,<text:s/>you<text:s/>can't<text:s/>cancel<text:s/>it.<text:s/>Much<text:s/>like<text:s/>cash,<text:s/>the<text:s/>money<text:s/>stolen<text:s/>would<text:s/>be<text:s/>theirs!</text:span></text:p>
      <text:p text:style-name="P9"><text:span text:style-name="T9_1">But<text:s/>how<text:s/>does<text:s/>this<text:s/>work?<text:s/>How<text:s/>can<text:s/>a<text:s/>digital<text:s/>asset<text:s/>act<text:s/>like<text:s/>cash<text:s/>when<text:s/>all<text:s/>other<text:s/>forms<text:s/>of<text:s/>digital<text:s/>monetary<text:s/>transactions<text:s/>(credit<text:s/>cards,<text:s/>bank<text:s/>transfers,<text:s/>PayPal)<text:s/>can<text:s/>be<text:s/>"cancelled"<text:s/>if<text:s/>stolen?<text:s/>We<text:s/>must<text:s/>first<text:s/>understand<text:s/>a<text:s/>bit<text:s/>about<text:s/>what<text:s/>a<text:s/>"private<text:s/>key"<text:s/>is,<text:s/>and<text:s/>why<text:s/>who<text:s/>controls<text:s/>it<text:s/>is<text:s/>so<text:s/>important<text:s/>to<text:s/>the<text:s/>security<text:s/>of<text:s/>your<text:s/>cryptocurrency<text:s/>funds.</text:span></text:p>
      <text:h text:style-name="P10" text:outline-level="2"><text:span text:style-name="T10_1">A<text:s/>word<text:s/>on<text:s/>private<text:s/>keys</text:span></text:h>
      <text:p text:style-name="P11"><text:span text:style-name="T11_1">Without<text:s/>getting<text:s/>to<text:s/>far<text:s/>into<text:s/>the<text:s/>technical<text:s/>details,<text:s/>let's<text:s/>discuss<text:s/>a<text:s/>bit<text:s/>about<text:s/>what<text:s/>a<text:s/>"private<text:s/>key"<text:s/>is<text:s/>and<text:s/>why<text:s/>it<text:s/>is<text:s/>so<text:s/>important.<text:s/>Remember<text:s/>how<text:s/>I<text:s/>said<text:s/>that<text:s/>your<text:s/>crypto-wallet<text:s/>is<text:s/>like<text:s/>digital<text:s/>cash,<text:s/>and<text:s/>your<text:s/>wallet<text:s/>"stores"<text:s/>your<text:s/>Bitcoin<text:s/>or<text:s/>other<text:s/>currency?<text:s/>Well,<text:s/>that's<text:s/>not<text:s/></text:span><text:span text:style-name="T11_2">quite</text:span><text:span text:style-name="T11_3"><text:s/>how<text:s/>that<text:s/>works...</text:span></text:p>
      <text:p text:style-name="P12"><text:span text:style-name="T12_1">In<text:s/>reality,<text:s/>the<text:s/>amount<text:s/>of<text:s/>Bitcoin<text:s/>that<text:s/>you<text:s/>own<text:s/>is<text:s/>stored<text:s/>on<text:s/>a<text:s/>worldwide,<text:s/>completely<text:s/>public<text:s/>ledger/database<text:s/>called<text:s/>the<text:s/>"blockchain".<text:s/>This<text:s/>ledger<text:s/>stores<text:s/>a<text:s/>public<text:s/>record<text:s/>of<text:s/>all<text:s/>of<text:s/>the<text:s/>Bitcoin<text:s/>transfers<text:s/>ever<text:s/>conducted,<text:s/>so<text:s/>anyone<text:s/>can<text:s/>see<text:s/>exactly<text:s/>who<text:s/>owns<text:s/>what.<text:s/>Sound<text:s/>scary<text:s/>and<text:s/>insecure?<text:s/>How<text:s/>can<text:s/>you<text:s/>control<text:s/>your<text:s/>digital<text:s/>cash<text:s/>if<text:s/></text:span><text:span text:style-name="T12_2">everyone</text:span><text:span text:style-name="T12_3"><text:s/>has<text:s/>access<text:s/>to<text:s/>this<text:s/>open<text:s/>blockchain??</text:span></text:p>
      <text:p text:style-name="P13"><text:span text:style-name="T13_1">This<text:s/>is<text:s/>where<text:s/>private<text:s/>keys<text:s/>come<text:s/>in.<text:s/>Bitcoin<text:s/>(and<text:s/>other<text:s/>crypto<text:s/>currencies)<text:s/>use<text:s/>a<text:s/>form<text:s/>of<text:s/>cryptography<text:s/>called<text:s/>"elliptic<text:s/>curve<text:s/>cryptography"<text:s/>to<text:s/>generate<text:s/>the<text:s/>Bitcoin<text:s/>"addresses"<text:s/>people<text:s/>can<text:s/>use<text:s/>to<text:s/>send<text:s/>you<text:s/>money.<text:s/>The<text:s/>address<text:s/>is<text:s/>completely<text:s/>public;<text:s/>you<text:s/>can<text:s/>give<text:s/>it<text:s/>to<text:s/>anyone<text:s/>and<text:s/>they<text:s/>can<text:s/>send<text:s/>you<text:s/>funds.<text:s/>However,<text:s/>behind<text:s/>this<text:s/>address<text:s/>is<text:s/>a<text:s/>special<text:s/>"private<text:s/>key"<text:s/>used<text:s/>to<text:s/>access<text:s/>those<text:s/>funds<text:s/>on<text:s/>the<text:s/>blockchain.<text:s/>Your<text:s/>address<text:s/>is<text:s/>generated<text:s/></text:span><text:span text:style-name="T13_2">from</text:span><text:span text:style-name="T13_3"><text:s/>this<text:s/>randomly<text:s/>generated<text:s/>private<text:s/>key<text:s/>by<text:s/>using<text:s/>this<text:s/>form<text:s/>of<text:s/>cryptography.</text:span></text:p>
      <text:p text:style-name="P14"><text:span text:style-name="T14_1">The<text:s/>cryptography<text:s/>used<text:s/>in<text:s/>address<text:s/>generation<text:s/>makes<text:s/>it<text:s/>so<text:s/>that<text:s/>you<text:s/>can't<text:s/>figure<text:s/>out<text:s/>the<text:s/></text:span><text:span text:style-name="T14_2">private<text:s/>key</text:span><text:span text:style-name="T14_3"><text:s/>by<text:s/>going<text:s/>backwards<text:s/>from<text:s/>the<text:s/></text:span><text:span text:style-name="T14_4">public<text:s/>key</text:span><text:span text:style-name="T14_5">,<text:s/>or<text:s/>Bitcoin<text:s/>address.<text:s/>However,<text:s/>the<text:s/>private<text:s/>key<text:s/>is<text:s/>used<text:s/>to<text:s/></text:span><text:span text:style-name="T14_6">prove<text:s/>that<text:s/>you<text:s/>own<text:s/>the<text:s/>address</text:span><text:span text:style-name="T14_7"><text:s/>without<text:s/>ever<text:s/>revealing<text:s/>it,<text:s/>thanks<text:s/>to<text:s/>the<text:s/>magic<text:s/>of<text:s/>elliptic<text:s/>curve<text:s/>cryptography.<text:s/>It<text:s/>is<text:s/>critical<text:s/>that<text:s/>the<text:s/>private<text:s/>key<text:s/>is<text:s/></text:span><text:span text:style-name="T14_8">always<text:s/>kept<text:s/>secret</text:span><text:span text:style-name="T14_9">,<text:s/>because<text:s/>anyone<text:s/>with<text:s/>the<text:s/>private<text:s/>key<text:s/>can<text:s/>access<text:s/>the<text:s/>Bitcoin<text:s/>at<text:s/>the<text:s/>associated<text:s/>address.</text:span></text:p>
      <text:h text:style-name="P15" text:outline-level="2"><text:span text:style-name="T15_1">Levels<text:s/>of<text:s/>Private<text:s/>Key<text:s/>control<text:s/>in<text:s/>Wallets</text:span></text:h>
      <text:p text:style-name="P16"><text:span text:style-name="T16_1">Now<text:s/>that<text:s/>we<text:s/>understand<text:s/>the<text:s/>basics<text:s/>of<text:s/>private<text:s/>keys<text:s/>and<text:s/>their<text:s/>importance,<text:s/>we<text:s/>can<text:s/>talk<text:s/>a<text:s/>bit<text:s/>about<text:s/>how<text:s/>different<text:s/>wallets<text:s/>keep<text:s/>these<text:s/>keys<text:s/>safe<text:s/>from<text:s/>the<text:s/>prying<text:s/>eyes<text:s/>of<text:s/>crypto-thieves.<text:s/>All<text:s/>wallets<text:s/>must<text:s/>work<text:s/>in<text:s/>some<text:s/>way<text:s/>that<text:s/>keeps<text:s/>the<text:s/>private<text:s/>keys,<text:s/>well,<text:s/></text:span><text:span text:style-name="T16_2">private</text:span><text:span text:style-name="T16_3"><text:s/>so<text:s/>that<text:s/>control<text:s/>of<text:s/>the<text:s/>funds<text:s/>lies<text:s/>with<text:s/>their<text:s/>rightful<text:s/>owner.<text:s/>There<text:s/>are<text:s/>three<text:s/>general<text:s/>approaches<text:s/>to<text:s/>private<text:s/>key<text:s/>control<text:s/>in<text:s/>wallets:<text:s/>a<text:s/></text:span><text:span text:style-name="T16_4">full<text:s/>control</text:span><text:span text:style-name="T16_5"><text:s/>model,<text:s/>a<text:s/></text:span><text:span text:style-name="T16_6">hybrid</text:span><text:span text:style-name="T16_7"><text:s/>model,<text:s/>and<text:s/>a<text:s/></text:span><text:span text:style-name="T16_8">custodial</text:span><text:span text:style-name="T16_9"><text:s/>model.</text:span></text:p>
      <text:h text:style-name="P17" text:outline-level="3"><text:span text:style-name="T17_1">Full<text:s/>control<text:s/>wallets</text:span></text:h>
      <text:p text:style-name="P18"><text:span text:style-name="T18_1">Full<text:s/>control<text:s/>wallets<text:s/>offer<text:s/>the<text:s/>obvious<text:s/>-<text:s/></text:span><text:span text:style-name="T18_2">complete<text:s/>and<text:s/>total</text:span><text:span text:style-name="T18_3"><text:s/>control<text:s/>of<text:s/>the<text:s/>private<text:s/>keys.<text:s/>With<text:s/>a<text:s/>full<text:s/>control<text:s/>model,<text:s/>the<text:s/>private<text:s/>keys<text:s/>are<text:s/>generated<text:s/>and<text:s/>stored<text:s/>on<text:s/>the<text:s/>user's<text:s/>device,<text:s/>be<text:s/>it<text:s/>a<text:s/>desktop<text:s/>computer,<text:s/>mobile<text:s/>phone,<text:s/>or<text:s/>even<text:s/>a<text:s/>hardware<text:s/>wallet<text:s/>like<text:s/>the<text:s/>Trezor.<text:s/>With<text:s/>this<text:s/>model,<text:s/>the<text:s/>private<text:s/>keys<text:s/>never<text:s/>leave<text:s/>the<text:s/>user's<text:s/>device<text:s/>in<text:s/>any<text:s/>shape<text:s/>or<text:s/>form.</text:span></text:p>
      <text:p text:style-name="P19"><text:span text:style-name="T19_1">The<text:s/>advantage<text:s/>to<text:s/>this<text:s/>model<text:s/>should<text:s/>be<text:s/>fairly<text:s/>obvious<text:s/>-<text:s/>it<text:s/>is<text:s/>by<text:s/>far<text:s/>the<text:s/>most<text:s/>secure<text:s/>model.<text:s/>There<text:s/>is<text:s/>no<text:s/>trust<text:s/>involved<text:s/>with<text:s/>a<text:s/>third<text:s/>party;<text:s/>the<text:s/>funds<text:s/>are<text:s/>completely<text:s/>controlled<text:s/>by<text:s/>you.<text:s/>Users<text:s/>should<text:s/>still<text:s/>exercise<text:s/>care<text:s/>around<text:s/>other<text:s/>security<text:s/>parameters<text:s/>(ensuring<text:s/>a<text:s/>virus-free<text:s/>machine,<text:s/>for<text:s/>example),<text:s/>but<text:s/>generally<text:s/>these<text:s/>wallets<text:s/>offer<text:s/>the<text:s/>most<text:s/>hardened<text:s/>approach<text:s/>to<text:s/>keeping<text:s/>private<text:s/>keys<text:s/>safe.</text:span></text:p>
      <text:p text:style-name="P20"><text:span text:style-name="T20_1">The<text:s/>disadvantage<text:s/>here<text:s/>is<text:s/>the<text:s/>lack<text:s/>of<text:s/>convenience<text:s/>and<text:s/>ease<text:s/>of<text:s/>use.<text:s/>This<text:s/>wallets<text:s/>require<text:s/>the<text:s/>most<text:s/>technical<text:s/>savvy<text:s/>of<text:s/>these<text:s/>three<text:s/>models,<text:s/>although<text:s/>most<text:s/>"power<text:s/>users"<text:s/>will<text:s/>have<text:s/>no<text:s/>problem<text:s/>understanding<text:s/>and<text:s/>securing<text:s/>these<text:s/>wallets.<text:s/>It<text:s/>is<text:s/>extremely<text:s/>important<text:s/>that<text:s/>the<text:s/>users<text:s/>of<text:s/>these<text:s/>wallets<text:s/>understand<text:s/>how<text:s/>to<text:s/></text:span><text:span text:style-name="T20_2">back<text:s/>up</text:span><text:span text:style-name="T20_3"><text:s/>their<text:s/>private<text:s/>keys.<text:s/>If<text:s/>the<text:s/>device<text:s/>is<text:s/>fried<text:s/>or<text:s/>lost<text:s/>and<text:s/>there<text:s/>is<text:s/>no<text:s/>accessible<text:s/>backup,<text:s/>all<text:s/>funds<text:s/>will<text:s/>be<text:s/>lost!<text:s/>Fortunately<text:s/>again,<text:s/>BIP39<text:s/>mnemonic<text:s/>backups<text:s/>make<text:s/>this<text:s/>tasks<text:s/>easier<text:s/>than<text:s/>it<text:s/>was<text:s/>with<text:s/>the<text:s/>first<text:s/>few<text:s/>Bitcoin<text:s/>wallets.</text:span></text:p>
      <text:h text:style-name="P21" text:outline-level="3"><text:span text:style-name="T21_1">Hybrid<text:s/>wallets</text:span></text:h>
      <text:p text:style-name="P22"><text:span text:style-name="T22_1">Some<text:s/>major<text:s/>players<text:s/>in<text:s/>the<text:s/>crypto<text:s/>space<text:s/>have<text:s/>created<text:s/>an<text:s/>interesting<text:s/>hybrid<text:s/>model<text:s/>for<text:s/>private<text:s/>key<text:s/>storage.<text:s/>Web<text:s/>wallets<text:s/>like<text:s/>those<text:s/>at<text:s/>blockchain.info<text:s/>or<text:s/>btc.com<text:s/>implement<text:s/>this<text:s/>model.<text:s/>With<text:s/>hybrid<text:s/>wallets,<text:s/>private<text:s/>keys<text:s/>are<text:s/>generated<text:s/>and<text:s/>then<text:s/></text:span><text:span text:style-name="T22_2">encrypted</text:span><text:span text:style-name="T22_3"><text:s/>on<text:s/>the<text:s/>user's<text:s/>machine<text:s/>(usually<text:s/>in<text:s/>the<text:s/>web<text:s/>browser)<text:s/>before<text:s/>being<text:s/>stored<text:s/>on<text:s/>the<text:s/>company's<text:s/>server.<text:s/>With<text:s/>these<text:s/>wallets,<text:s/>private<text:s/>keys<text:s/>are<text:s/>only<text:s/></text:span><text:span text:style-name="T22_4">known<text:s/>and<text:s/>accessible</text:span><text:span text:style-name="T22_5"><text:s/>to<text:s/>the<text:s/>user,<text:s/>while<text:s/>the<text:s/>company<text:s/>keeps<text:s/>an<text:s/>encrypted<text:s/>backup<text:s/>safe<text:s/>on<text:s/>their<text:s/>servers.</text:span></text:p>
      <text:p text:style-name="P23"><text:span text:style-name="T23_1">With<text:s/>this<text:s/>model,<text:s/>security<text:s/>is<text:s/>still<text:s/>pretty<text:s/>strong.<text:s/>Because<text:s/>strong<text:s/>encryption<text:s/>is<text:s/>done<text:s/>on<text:s/>the<text:s/>user's<text:s/>machine,<text:s/>no<text:s/>one<text:s/>with<text:s/>access<text:s/>to<text:s/>the<text:s/>company's<text:s/>servers<text:s/>have<text:s/>access<text:s/>to<text:s/>the<text:s/>actual<text:s/>private<text:s/>keys<text:s/>without<text:s/>the<text:s/>decryption<text:s/>passphrase,<text:s/>which<text:s/>lies<text:s/>safely<text:s/>with<text:s/>the<text:s/>user.<text:s/>This<text:s/>model<text:s/>requires<text:s/>that<text:s/>the<text:s/>user<text:s/>trust<text:s/>that<text:s/>the<text:s/>company's<text:s/>code<text:s/>(which<text:s/>is<text:s/>preferably<text:s/>open<text:s/>source)<text:s/>is<text:s/>soundly<text:s/>implemented<text:s/>and<text:s/>doesn't<text:s/>contain<text:s/>secret<text:s/>backdoors.<text:s/>However,<text:s/>if<text:s/>the<text:s/>encryption<text:s/>is<text:s/>done<text:s/>right<text:s/>no<text:s/>one<text:s/>but<text:s/>the<text:s/>user<text:s/>can<text:s/>actually<text:s/>access<text:s/>the<text:s/>keys.<text:s/>This<text:s/>model<text:s/>is<text:s/>slightly<text:s/>less<text:s/>secure<text:s/>than<text:s/>a<text:s/>full<text:s/>control<text:s/>model,<text:s/></text:span></text:p>
      <text:p text:style-name="P24"><text:span text:style-name="T24_1">Although<text:s/>there<text:s/>is<text:s/>a<text:s/>small<text:s/>amount<text:s/>of<text:s/>security<text:s/>tradeoff<text:s/>here,<text:s/>this<text:s/>model<text:s/>comes<text:s/>with<text:s/>increased<text:s/>convenience<text:s/>to<text:s/>the<text:s/>user.<text:s/>Most<text:s/>web<text:s/>wallets<text:s/>have<text:s/>a<text:s/>more<text:s/>traditional<text:s/>username<text:s/>and<text:s/>password<text:s/>login<text:s/>interface,<text:s/>so<text:s/>the<text:s/>user<text:s/>only<text:s/>needs<text:s/>to<text:s/>create<text:s/>and<text:s/>remember<text:s/>a<text:s/>secure<text:s/>passphrase<text:s/>to<text:s/>access<text:s/>their<text:s/>funds,<text:s/>with<text:s/>the<text:s/>site<text:s/>taking<text:s/>care<text:s/>of<text:s/>backups<text:s/>for<text:s/>them.<text:s/>This<text:s/>may<text:s/>be<text:s/>easier<text:s/>for<text:s/>a<text:s/>beginner<text:s/>crypto-enthusiast,<text:s/>and<text:s/>any<text:s/>good<text:s/>site<text:s/>will<text:s/>still<text:s/>offer<text:s/>mnemonic<text:s/>backups<text:s/>and<text:s/>private<text:s/>key<text:s/>exports<text:s/>for<text:s/>the<text:s/>savvy<text:s/>user.</text:span></text:p>
      <text:h text:style-name="P25" text:outline-level="3"><text:span text:style-name="T25_1">Custodial<text:s/>wallets</text:span></text:h>
      <text:p text:style-name="P26"><text:span text:style-name="T26_1">The<text:s/>final<text:s/>model<text:s/>we'll<text:s/>discuss<text:s/>here<text:s/>is<text:s/>the<text:s/>custodial<text:s/>wallet.<text:s/>Many<text:s/>exchanges<text:s/>like<text:s/>Coinbase<text:s/>offer<text:s/>custodial<text:s/>wallets.<text:s/>Like<text:s/>a<text:s/>hybrid<text:s/>wallet,<text:s/>all<text:s/>you<text:s/>need<text:s/>to<text:s/>do<text:s/>is<text:s/>create<text:s/>a<text:s/>username<text:s/>and<text:s/>password<text:s/>and<text:s/>log<text:s/>into<text:s/>a<text:s/>website<text:s/>to<text:s/>access<text:s/>funds.<text:s/>However,<text:s/>the<text:s/>critical<text:s/>difference<text:s/>is<text:s/>that<text:s/>with<text:s/>a<text:s/>custodial<text:s/>wallet,<text:s/></text:span><text:span text:style-name="T26_2">the<text:s/>user<text:s/>doesn't<text:s/>know<text:s/>their<text:s/>private<text:s/>keys<text:s/>at<text:s/>all!</text:span><text:span text:style-name="T26_3">.<text:s/>With<text:s/>custodial<text:s/>wallets,<text:s/>the<text:s/>website<text:s/>takes<text:s/>care<text:s/>of<text:s/>generating<text:s/>and<text:s/>storing<text:s/>all<text:s/>the<text:s/>private<text:s/>keys<text:s/>without<text:s/>revealing<text:s/>them<text:s/>to<text:s/>the<text:s/>user.<text:s/>No<text:s/>backups<text:s/>to<text:s/>manage,<text:s/>and<text:s/>no<text:s/>need<text:s/>to<text:s/>understand<text:s/>how<text:s/>to<text:s/>do<text:s/>much<text:s/>more<text:s/>than<text:s/>log<text:s/>in<text:s/>to<text:s/>a<text:s/>website<text:s/>to<text:s/>use<text:s/>this<text:s/>kind<text:s/>of<text:s/>wallet.</text:span></text:p>
      <text:p text:style-name="P27"><text:span text:style-name="T27_1">The<text:s/>security<text:s/>pitfalls<text:s/>of<text:s/>this<text:s/>model<text:s/>are<text:s/>pretty<text:s/>serious,<text:s/>in<text:s/>my<text:s/>opinion.<text:s/>With<text:s/>these<text:s/>wallets,<text:s/>the<text:s/>user<text:s/>has<text:s/>no<text:s/>way<text:s/>to<text:s/>back<text:s/>up<text:s/>their<text:s/>private<text:s/>keys.<text:s/>What's<text:s/>more,<text:s/>the<text:s/>user<text:s/>must<text:s/></text:span><text:span text:style-name="T27_2">completely<text:s/>trust</text:span><text:span text:style-name="T27_3"><text:s/>the<text:s/>company<text:s/>or<text:s/>individual<text:s/>implementing<text:s/>this<text:s/>kind<text:s/>of<text:s/>wallet.<text:s/>These<text:s/>companies<text:s/></text:span><text:span text:style-name="T27_4">must</text:span><text:span text:style-name="T27_5"><text:s/>have<text:s/>significant<text:s/>security<text:s/>measures<text:s/>in<text:s/>place<text:s/>to<text:s/>avoid<text:s/>attacks<text:s/>on<text:s/>their<text:s/>servers,<text:s/>and<text:s/>they<text:s/>must<text:s/>be<text:s/>trusted<text:s/>to<text:s/>mitigate<text:s/>the<text:s/>access<text:s/>rogue<text:s/>employees<text:s/>could<text:s/>have<text:s/>to<text:s/>user's<text:s/>money.</text:span></text:p>
      <text:p text:style-name="P28"><text:span text:style-name="T28_1">In<text:s/>fact,<text:s/>these<text:s/>types<text:s/>of<text:s/>wallets<text:s/></text:span><text:span text:style-name="T28_2">completely<text:s/>break</text:span><text:span text:style-name="T28_3"><text:s/>a<text:s/>fundamental<text:s/>security<text:s/>principle<text:s/>of<text:s/>Bitcoin<text:s/>-<text:s/>the<text:s/>user<text:s/>controls<text:s/>their<text:s/>keys,<text:s/>therefore<text:s/>the<text:s/>user<text:s/>controls<text:s/>their<text:s/>money.<text:s/>Custodial<text:s/>wallets<text:s/>far<text:s/>more<text:s/>closely<text:s/>resemble<text:s/>the<text:s/>centralized<text:s/>model<text:s/>of<text:s/>traditional<text:s/>banks.</text:span></text:p>
      <text:p text:style-name="P29"><text:span text:style-name="T29_1">Don't<text:s/>worry<text:s/>though<text:s/>-<text:s/>these<text:s/>wallets<text:s/>aren't<text:s/>all<text:s/>scary!<text:s/>The<text:s/>cost<text:s/>of<text:s/>security<text:s/>comes<text:s/>with<text:s/>a<text:s/>large<text:s/>benefit<text:s/>-<text:s/>ease<text:s/>of<text:s/>use!<text:s/>These<text:s/>wallets<text:s/>have<text:s/>a<text:s/>much<text:s/>smaller<text:s/>learning<text:s/>curve<text:s/>for<text:s/>complete<text:s/>beginners.<text:s/>Just<text:s/>sign<text:s/>up<text:s/>for<text:s/>a<text:s/>wallet<text:s/>account<text:s/>just<text:s/>like<text:s/>you<text:s/>would<text:s/>a<text:s/>forum,<text:s/>email<text:s/>address,<text:s/>or<text:s/>social<text:s/>media<text:s/>account.<text:s/>For<text:s/>someone<text:s/>with<text:s/>little<text:s/>understanding<text:s/>of<text:s/>the<text:s/>world<text:s/>of<text:s/>cryptocurrencies,<text:s/>this<text:s/>type<text:s/>of<text:s/>wallet<text:s/>offers<text:s/>a<text:s/>gentle<text:s/>introduction</text:span></text:p>
      <text:p text:style-name="P30"><text:span text:style-name="T30_1">My<text:s/>only<text:s/>advice<text:s/>would<text:s/>be<text:s/>that<text:s/>given<text:s/>the<text:s/>security<text:s/>pitfalls<text:s/>of<text:s/>this<text:s/>model,<text:s/>only<text:s/>use<text:s/>custodial<text:s/>wallets<text:s/>to<text:s/>store<text:s/>small<text:s/>amounts<text:s/>or<text:s/>for<text:s/>buying<text:s/>and<text:s/>selling.<text:s/>Most<text:s/>custodial<text:s/>wallets<text:s/>live<text:s/>in<text:s/>currency<text:s/>exchanges,<text:s/>so<text:s/>use<text:s/>them<text:s/>to<text:s/>buy<text:s/>your<text:s/>crypto<text:s/>of<text:s/>choice<text:s/>and<text:s/>send<text:s/>the<text:s/>funds<text:s/>to<text:s/>a<text:s/>more<text:s/>secure<text:s/>wallet.</text:span></text:p>
      <text:h text:style-name="P31" text:outline-level="2"><text:span text:style-name="T31_1">Know<text:s/>Your<text:s/>Keys</text:span></text:h>
      <text:p text:style-name="P32"><text:span text:style-name="T32_1">The<text:s/>most<text:s/>important<text:s/>takeaway<text:s/>from<text:s/>this<text:s/>discussion<text:s/>of<text:s/>private<text:s/>key<text:s/>control<text:s/>models<text:s/>is<text:s/>that<text:s/>it<text:s/>is<text:s/>important<text:s/>for<text:s/>a<text:s/>wallet<text:s/>user<text:s/>to<text:s/>know<text:s/>where<text:s/>their<text:s/>private<text:s/>keys<text:s/>are.<text:s/>Again,<text:s/>in<text:s/>Bitcoin<text:s/>and<text:s/>other<text:s/>cryptos,<text:s/>control<text:s/>over<text:s/>your<text:s/>private<text:s/>keys<text:s/>is<text:s/>control<text:s/>of<text:s/>your<text:s/>money.<text:s/>Anyone<text:s/>with<text:s/>access<text:s/>to<text:s/>the<text:s/>keys<text:s/>has<text:s/>access<text:s/>to<text:s/>your<text:s/>money<text:s/>and<text:s/>can<text:s/>spend<text:s/>it<text:s/>freely,<text:s/>so<text:s/>either<text:s/>keep<text:s/>them<text:s/>to<text:s/>yourself<text:s/>or<text:s/>make<text:s/>sure<text:s/>the<text:s/>holder<text:s/>is<text:s/>a<text:s/>wallet<text:s/>maker<text:s/>you<text:s/>trust.</text:span></text:p>
      <text:p text:style-name="P33"><text:span text:style-name="T33_1">By<text:s/>understanding<text:s/>these<text:s/>different<text:s/>models,<text:s/>users<text:s/>have<text:s/>more<text:s/>control<text:s/>over<text:s/>how<text:s/>they<text:s/>choose<text:s/>to<text:s/>secure<text:s/>their<text:s/>wallets<text:s/>and<text:s/>keep<text:s/>their<text:s/>funds<text:s/>safe.<text:s/>Understanding<text:s/>the<text:s/>pros<text:s/>and<text:s/>cons<text:s/>of<text:s/>full<text:s/>control,<text:s/>hybrid,<text:s/>and<text:s/>custodial<text:s/>wallets<text:s/>allows<text:s/>a<text:s/>cryptocurrency<text:s/>user<text:s/>to<text:s/>choose<text:s/>the<text:s/>best<text:s/>wallet<text:s/>for<text:s/>their<text:s/>needs.<text:s/>Ultimately,<text:s/>an<text:s/>understanding<text:s/>of<text:s/>these<text:s/>models<text:s/>allows<text:s/>for<text:s/>better<text:s/>security<text:s/>and<text:s/>comfort<text:s/>with<text:s/>digital<text:s/>money,<text:s/>because<text:s/>a<text:s/>person<text:s/>knows<text:s/>who<text:s/>truly<text:s/>owns<text:s/>their<text:s/>keys<text:s/>and<text:s/>is<text:s/>responsible<text:s/>for<text:s/>keeping<text:s/>them<text:s/>safe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What's in Your Wallet? Understanding Private Key Control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